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 style:font-family-generic="roman"/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cd5" officeooo:paragraph-rsid="001f2cd5"/>
    </style:style>
    <style:style style:name="P2" style:family="paragraph" style:parent-style-name="First_20_line_20_indent">
      <style:text-properties officeooo:rsid="00216b04" officeooo:paragraph-rsid="00216b04"/>
    </style:style>
    <style:style style:name="P3" style:family="paragraph" style:parent-style-name="First_20_line_20_indent">
      <style:text-properties officeooo:rsid="00249ad7" officeooo:paragraph-rsid="00249ad7"/>
    </style:style>
    <style:style style:name="P4" style:family="paragraph" style:parent-style-name="First_20_line_20_indent">
      <style:text-properties officeooo:rsid="0026129d" officeooo:paragraph-rsid="0026129d"/>
    </style:style>
    <style:style style:name="P5" style:family="paragraph" style:parent-style-name="First_20_line_20_indent">
      <style:text-properties officeooo:rsid="0026a3f2" officeooo:paragraph-rsid="0026a3f2"/>
    </style:style>
    <style:style style:name="P6" style:family="paragraph" style:parent-style-name="First_20_line_20_indent">
      <style:text-properties officeooo:rsid="00282461" officeooo:paragraph-rsid="00282461"/>
    </style:style>
    <style:style style:name="P7" style:family="paragraph" style:parent-style-name="First_20_line_20_indent">
      <style:text-properties officeooo:rsid="0028b00f" officeooo:paragraph-rsid="0028b00f"/>
    </style:style>
    <style:style style:name="P8" style:family="paragraph" style:parent-style-name="First_20_line_20_indent">
      <style:text-properties officeooo:rsid="0029112e" officeooo:paragraph-rsid="0029112e"/>
    </style:style>
    <style:style style:name="P9" style:family="paragraph" style:parent-style-name="First_20_line_20_indent">
      <style:text-properties officeooo:rsid="002ad86b" officeooo:paragraph-rsid="002ad86b"/>
    </style:style>
    <style:style style:name="P10" style:family="paragraph" style:parent-style-name="First_20_line_20_indent">
      <style:text-properties officeooo:rsid="002ad86b" officeooo:paragraph-rsid="002cba03"/>
    </style:style>
    <style:style style:name="P11" style:family="paragraph" style:parent-style-name="First_20_line_20_indent">
      <style:text-properties officeooo:rsid="002cba03" officeooo:paragraph-rsid="002cba03"/>
    </style:style>
    <style:style style:name="P12" style:family="paragraph" style:parent-style-name="First_20_line_20_indent">
      <style:text-properties officeooo:rsid="002e3a08" officeooo:paragraph-rsid="002e3a08"/>
    </style:style>
    <style:style style:name="P13" style:family="paragraph" style:parent-style-name="First_20_line_20_indent">
      <style:text-properties officeooo:rsid="002ee6de" officeooo:paragraph-rsid="002ee6de"/>
    </style:style>
    <style:style style:name="P14" style:family="paragraph" style:parent-style-name="First_20_line_20_indent">
      <style:text-properties officeooo:rsid="00319393" officeooo:paragraph-rsid="00319393"/>
    </style:style>
    <style:style style:name="P15" style:family="paragraph" style:parent-style-name="First_20_line_20_indent">
      <style:text-properties officeooo:rsid="00322a0c" officeooo:paragraph-rsid="00322a0c"/>
    </style:style>
    <style:style style:name="P16" style:family="paragraph" style:parent-style-name="First_20_line_20_indent">
      <style:text-properties officeooo:rsid="00368501" officeooo:paragraph-rsid="00368501"/>
    </style:style>
    <style:style style:name="P17" style:family="paragraph" style:parent-style-name="First_20_line_20_indent">
      <style:text-properties officeooo:rsid="0036dbeb" officeooo:paragraph-rsid="0036dbeb"/>
    </style:style>
    <style:style style:name="P18" style:family="paragraph" style:parent-style-name="First_20_line_20_indent">
      <style:text-properties officeooo:rsid="00384880" officeooo:paragraph-rsid="00384880"/>
    </style:style>
    <style:style style:name="P19" style:family="paragraph" style:parent-style-name="First_20_line_20_indent">
      <style:text-properties officeooo:rsid="003a6251" officeooo:paragraph-rsid="003a6251"/>
    </style:style>
    <style:style style:name="P20" style:family="paragraph" style:parent-style-name="First_20_line_20_indent">
      <style:text-properties officeooo:rsid="003cc701" officeooo:paragraph-rsid="003cc701"/>
    </style:style>
    <style:style style:name="P21" style:family="paragraph" style:parent-style-name="Subtitle">
      <style:text-properties officeooo:paragraph-rsid="001f2cd5"/>
    </style:style>
    <style:style style:name="P22" style:family="paragraph" style:parent-style-name="Hanging_20_indent">
      <style:text-properties officeooo:rsid="001f68a3" officeooo:paragraph-rsid="0020db38"/>
    </style:style>
    <style:style style:name="P23" style:family="paragraph" style:parent-style-name="Hanging_20_indent">
      <style:text-properties officeooo:paragraph-rsid="00249ad7"/>
    </style:style>
    <style:style style:name="P24" style:family="paragraph" style:parent-style-name="Title">
      <style:text-properties officeooo:paragraph-rsid="001f2cd5"/>
    </style:style>
    <style:style style:name="P25" style:family="paragraph" style:parent-style-name="Standard">
      <style:paragraph-properties fo:margin-left="1cm" fo:margin-right="0cm" fo:text-align="start" style:justify-single-word="false" fo:text-indent="0cm" style:auto-text-indent="false" style:writing-mode="page"/>
    </style:style>
    <style:style style:name="P26" style:family="paragraph" style:parent-style-name="Standard">
      <style:paragraph-properties fo:margin-left="1cm" fo:margin-right="0cm" fo:text-indent="0cm" style:auto-text-indent="false" style:writing-mode="page"/>
      <style:text-properties officeooo:rsid="00384880" officeooo:paragraph-rsid="00384880"/>
    </style:style>
    <style:style style:name="P27" style:family="paragraph" style:parent-style-name="Standard">
      <style:paragraph-properties fo:margin-left="1cm" fo:margin-right="0cm" fo:text-align="start" style:justify-single-word="false" fo:text-indent="0cm" style:auto-text-indent="false" style:writing-mode="page"/>
      <style:text-properties fo:color="#3f5fbf" style:font-name="Consolas" fo:font-size="10pt" style:font-size-asian="10pt"/>
    </style:style>
    <style:style style:name="P28" style:family="paragraph" style:parent-style-name="Standard">
      <style:paragraph-properties fo:margin-left="1cm" fo:margin-right="0cm" fo:text-align="start" style:justify-single-word="false" fo:text-indent="0cm" style:auto-text-indent="false" style:writing-mode="page"/>
      <style:text-properties fo:color="#000000" style:font-name="Consolas" fo:font-size="10pt" style:font-size-asian="10pt"/>
    </style:style>
    <style:style style:name="P29" style:family="paragraph" style:parent-style-name="Standard">
      <style:paragraph-properties fo:margin-left="2cm" fo:margin-right="0cm" fo:text-indent="0cm" style:auto-text-indent="false" style:writing-mode="page"/>
      <style:text-properties officeooo:rsid="002cba03" officeooo:paragraph-rsid="002cba03"/>
    </style:style>
    <style:style style:name="P30" style:family="paragraph" style:parent-style-name="Standard">
      <style:paragraph-properties fo:margin-left="2cm" fo:margin-right="0cm" fo:text-align="start" style:justify-single-word="false" fo:text-indent="0cm" style:auto-text-indent="false" style:writing-mode="page"/>
    </style:style>
    <style:style style:name="P31" style:family="paragraph" style:parent-style-name="Standard">
      <style:paragraph-properties fo:margin-left="2cm" fo:margin-right="0cm" fo:text-indent="0cm" style:auto-text-indent="false" style:writing-mode="page"/>
      <style:text-properties style:text-underline-style="none" officeooo:paragraph-rsid="002cba03"/>
    </style:style>
    <style:style style:name="P32" style:family="paragraph" style:parent-style-name="Standard">
      <style:paragraph-properties fo:margin-left="2cm" fo:margin-right="0cm" fo:text-indent="0cm" style:auto-text-indent="false" style:writing-mode="page"/>
      <style:text-properties officeooo:paragraph-rsid="002cba03"/>
    </style:style>
    <style:style style:name="P33" style:family="paragraph" style:parent-style-name="Standard">
      <style:paragraph-properties fo:margin-left="2cm" fo:margin-right="0cm" fo:text-indent="0cm" style:auto-text-indent="false" style:writing-mode="page"/>
      <style:text-properties officeooo:rsid="002e3a08" officeooo:paragraph-rsid="002e3a08"/>
    </style:style>
    <style:style style:name="P34" style:family="paragraph" style:parent-style-name="First_20_line_20_indent" style:list-style-name="L1"/>
    <style:style style:name="P35" style:family="paragraph" style:parent-style-name="First_20_line_20_indent">
      <style:text-properties officeooo:rsid="003e1e46" officeooo:paragraph-rsid="003e1e46"/>
    </style:style>
    <style:style style:name="P36" style:family="paragraph" style:parent-style-name="First_20_line_20_indent">
      <style:text-properties officeooo:rsid="004506ed" officeooo:paragraph-rsid="004506ed"/>
    </style:style>
    <style:style style:name="T1" style:family="text">
      <style:text-properties officeooo:rsid="001f2c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f3a4" style:font-style-asian="italic" style:font-style-complex="italic"/>
    </style:style>
    <style:style style:name="T4" style:family="text">
      <style:text-properties fo:font-style="italic" officeooo:rsid="0020db38" style:font-style-asian="italic" style:font-style-complex="italic"/>
    </style:style>
    <style:style style:name="T5" style:family="text">
      <style:text-properties fo:font-style="italic" officeooo:rsid="00231cf7" style:font-style-asian="italic" style:font-style-complex="italic"/>
    </style:style>
    <style:style style:name="T6" style:family="text">
      <style:text-properties fo:font-style="italic" officeooo:rsid="00282461" style:font-style-asian="italic" style:font-style-complex="italic"/>
    </style:style>
    <style:style style:name="T7" style:family="text">
      <style:text-properties fo:font-style="italic" officeooo:rsid="0028b00f" style:font-style-asian="italic" style:font-style-complex="italic"/>
    </style:style>
    <style:style style:name="T8" style:family="text">
      <style:text-properties fo:font-style="italic" officeooo:rsid="0029112e" style:font-style-asian="italic" style:font-style-complex="italic"/>
    </style:style>
    <style:style style:name="T9" style:family="text">
      <style:text-properties fo:font-style="italic" officeooo:rsid="002ad86b" style:font-style-asian="italic" style:font-style-complex="italic"/>
    </style:style>
    <style:style style:name="T10" style:family="text">
      <style:text-properties fo:font-style="italic" officeooo:rsid="002cba03" style:font-style-asian="italic" style:font-style-complex="italic"/>
    </style:style>
    <style:style style:name="T11" style:family="text">
      <style:text-properties fo:font-style="italic" officeooo:rsid="0030073f" style:font-style-asian="italic" style:font-style-complex="italic"/>
    </style:style>
    <style:style style:name="T12" style:family="text">
      <style:text-properties fo:font-style="italic" officeooo:rsid="00384880" style:font-style-asian="italic" style:font-style-complex="italic"/>
    </style:style>
    <style:style style:name="T13" style:family="text">
      <style:text-properties fo:font-style="italic" officeooo:rsid="0036dbeb" style:font-style-asian="italic" style:font-style-complex="italic"/>
    </style:style>
    <style:style style:name="T14" style:family="text">
      <style:text-properties fo:font-style="italic" officeooo:rsid="0038b1f8" style:font-style-asian="italic" style:font-style-complex="italic"/>
    </style:style>
    <style:style style:name="T15" style:family="text">
      <style:text-properties fo:font-style="italic" officeooo:rsid="003f28b5" style:font-style-asian="italic" style:font-style-complex="italic"/>
    </style:style>
    <style:style style:name="T16" style:family="text">
      <style:text-properties fo:font-style="italic" officeooo:rsid="0040a585" style:font-style-asian="italic" style:font-style-complex="italic"/>
    </style:style>
    <style:style style:name="T17" style:family="text">
      <style:text-properties officeooo:rsid="001ff3a4"/>
    </style:style>
    <style:style style:name="T18" style:family="text">
      <style:text-properties officeooo:rsid="0020db38"/>
    </style:style>
    <style:style style:name="T19" style:family="text">
      <style:text-properties officeooo:rsid="00231cf7"/>
    </style:style>
    <style:style style:name="T20" style:family="text">
      <style:text-properties officeooo:rsid="00249ad7"/>
    </style:style>
    <style:style style:name="T21" style:family="text">
      <style:text-properties officeooo:rsid="00282461"/>
    </style:style>
    <style:style style:name="T22" style:family="text">
      <style:text-properties officeooo:rsid="0028b00f"/>
    </style:style>
    <style:style style:name="T23" style:family="text">
      <style:text-properties officeooo:rsid="0029112e"/>
    </style:style>
    <style:style style:name="T24" style:family="text">
      <style:text-properties officeooo:rsid="002ad86b"/>
    </style:style>
    <style:style style:name="T25" style:family="text">
      <style:text-properties officeooo:rsid="002cba03"/>
    </style:style>
    <style:style style:name="T26" style:family="text">
      <style:text-properties fo:color="#000000" style:font-name="Consolas" fo:font-size="10pt" style:font-size-asian="10pt"/>
    </style:style>
    <style:style style:name="T27" style:family="text">
      <style:text-properties fo:color="#000000" style:font-name="Consolas" fo:font-size="10pt" fo:font-style="italic" style:font-size-asian="10pt" style:font-style-asian="italic"/>
    </style:style>
    <style:style style:name="T28" style:family="text">
      <style:text-properties fo:color="#2a00ff" style:font-name="Consolas" fo:font-size="10pt" style:text-underline-style="solid" style:text-underline-width="auto" style:text-underline-color="font-color" style:font-size-asian="10pt"/>
    </style:style>
    <style:style style:name="T29" style:family="text">
      <style:text-properties fo:color="#2a00ff" style:font-name="Consolas" fo:font-size="10pt" style:font-size-asian="10pt"/>
    </style:style>
    <style:style style:name="T30" style:family="text">
      <style:text-properties fo:color="#2a00ff" style:font-name="Consolas" fo:font-size="10pt" officeooo:rsid="002e3a08" style:font-size-asian="10pt"/>
    </style:style>
    <style:style style:name="T31" style:family="text">
      <style:text-properties fo:color="#3f7f5f" style:font-name="Consolas" fo:font-size="10pt" style:font-size-asian="10pt"/>
    </style:style>
    <style:style style:name="T32" style:family="text">
      <style:text-properties fo:color="#7f0055" style:font-name="Consolas" fo:font-size="10pt" fo:font-weight="bold" style:font-size-asian="10pt" style:font-weight-asian="bold"/>
    </style:style>
    <style:style style:name="T3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4" style:family="text">
      <style:text-properties fo:color="#0000c0" style:font-name="Consolas" fo:font-size="10pt" style:font-size-asian="10pt"/>
    </style:style>
    <style:style style:name="T35" style:family="text">
      <style:text-properties fo:color="#6a3e3e" style:font-name="Consolas" fo:font-size="10pt" style:font-size-asian="10pt"/>
    </style:style>
    <style:style style:name="T36" style:family="text">
      <style:text-properties officeooo:rsid="0030073f"/>
    </style:style>
    <style:style style:name="T37" style:family="text">
      <style:text-properties officeooo:rsid="0036dbeb"/>
    </style:style>
    <style:style style:name="T38" style:family="text">
      <style:text-properties fo:color="#3f5fbf" style:font-name="Consolas" fo:font-size="10pt" style:font-size-asian="10pt"/>
    </style:style>
    <style:style style:name="T39" style:family="text">
      <style:text-properties fo:color="#7f9fbf" style:font-name="Consolas" fo:font-size="10pt" fo:font-weight="bold" style:font-size-asian="10pt" style:font-weight-asian="bold"/>
    </style:style>
    <style:style style:name="T40" style:family="text">
      <style:text-properties officeooo:rsid="00384880"/>
    </style:style>
    <style:style style:name="T41" style:family="text">
      <style:text-properties officeooo:rsid="0038b1f8"/>
    </style:style>
    <style:style style:name="T42" style:family="text">
      <style:text-properties officeooo:rsid="003f28b5"/>
    </style:style>
    <style:style style:name="T43" style:family="text">
      <style:text-properties officeooo:rsid="0040a5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mplementation of a </text:p>
      <text:p text:style-name="P24">JDBC <text:span text:style-name="T17">d</text:span>river for Postgres </text:p>
      <text:p text:style-name="P24">to be used by SIARD<text:span text:style-name="T1"> Suite 2.1</text:span></text:p>
      <text:p text:style-name="P21">Development Journal by its Developer </text:p>
      <text:p text:style-name="P21">Hartwig Thomas</text:p>
      <text:h text:style-name="Heading_20_1" text:outline-level="1">Introduction</text:h>
      <text:p text:style-name="P1">The SIARD concept and reference implementation are explained in the open-source SIARD projects (<text:a xlink:type="simple" xlink:href="https://github.com/sfa-siard/" text:style-name="Internet_20_link" text:visited-style-name="Visited_20_Internet_20_Link">https://github.com/sfa-siard/</text:a>).</text:p>
      <text:p text:style-name="Text_20_body">A driver for the <text:span text:style-name="T2">Postgre</text:span><text:span text:style-name="T3">SQL</text:span> database management system (DBMS) was not part of the reference implementation SIARD Suite 2.1 of the Swiss Federal Archives (SFA) before July 2019. Now the have decided to add the <text:span text:style-name="T2">Postgre</text:span><text:span text:style-name="T3">SQL</text:span> DBMS <text:span text:style-name="T17">(also known as </text:span><text:span text:style-name="T3">Postgres</text:span><text:span text:style-name="T17">) </text:span>to the list of DBMS supported by SIARD<text:span text:style-name="T17"> </text:span>Suite<text:span text:style-name="T17"> </text:span>2.1.</text:p>
      <text:p text:style-name="P1">The purpose of this journal of the development of the new JDBC <text:span text:style-name="T17">d</text:span>river is to serve as a guide-line for implementors of future JDBC <text:span text:style-name="T17">d</text:span>rivers for SIARD.</text:p>
      <text:h text:style-name="Heading_20_1" text:outline-level="1">Creation of the Project on Github</text:h>
      <text:p text:style-name="Hanging_20_indent">June 14<text:tab/>At the start of the project, I requested the creation of the project <text:a xlink:type="simple" xlink:href="https://github.com/sfa-siard/JdbcPostgres.git" text:style-name="Internet_20_link" text:visited-style-name="Visited_20_Internet_20_Link">https://github.com/sfa-siard/JdbcPostgres.git</text:a> on Github from the SFA, which was prompty executed by the Audun Lund, the person responsible for SIARD at the SFA.</text:p>
      <text:p text:style-name="Hanging_20_indent">June 19<text:tab/>The Eclipse project was created from the Github repository. <text:span text:style-name="T19">(The binary path was changed from </text:span><text:span text:style-name="T5">bin</text:span><text:span text:style-name="T19"> to </text:span><text:span text:style-name="T5">build</text:span><text:span text:style-name="T19">, because </text:span><text:span text:style-name="T5">bin</text:span><text:span text:style-name="T19"> is reserved for scripts in the distribution.) </text:span>A branch <text:span text:style-name="T2">dev/enter</text:span> was created from the branch <text:span text:style-name="T2">master</text:span>. All development takes place on this development branch, until the SFA will approve the integration in the master branch and the publication of a binary release of SIARD Suite 2.1 including the new JDBC Driver.</text:p>
      <text:p text:style-name="P22">July 11<text:tab/>The contracts are signed, the development can start. The source folders <text:span text:style-name="T2">src</text:span> and <text:span text:style-name="T2">test</text:span> and the folders <text:span text:style-name="T2">doc</text:span>, <text:span text:style-name="T2">etc</text:span>, <text:span text:style-name="T2">lib</text:span>, and <text:span text:style-name="T2">tmp</text:span> are created, initial versions of LICENSE.txt, README.txt, and RELEASE.txt are copied from other JDBC drivers and adaped. Similarly the files <text:span text:style-name="T2">build.properties</text:span> (excluded from version control!), <text:span text:style-name="T2">build.properties.template</text:span>, <text:span text:style-name="T2">etc/debug.properties</text:span> and <text:soft-page-break/><text:span text:style-name="T2">etc/logging.properties</text:span> and <text:span text:style-name="T2">src/META_INF/MANIFEST.MF</text:span> are copied and adapted.</text:p>
      <text:p text:style-name="P2">The files <text:span text:style-name="T2">.gitattributes</text:span> and <text:span text:style-name="T2">.gitignore</text:span> are copied and adapted.</text:p>
      <text:p text:style-name="First_20_line_20_indent">The JAR files</text:p>
      <text:list xml:id="list5649302010457234678" text:style-name="L1">
        <text:list-item>
          <text:p text:style-name="P34"><text:span text:style-name="T3">jdbcbase.jar</text:span><text:span text:style-name="T17"> (from SIARD project </text:span><text:span text:style-name="T3">JdbcBase</text:span><text:span text:style-name="T17">),</text:span></text:p>
        </text:list-item>
        <text:list-item>
          <text:p text:style-name="P34"><text:span text:style-name="T3">jdbcbase-test.jar</text:span><text:span text:style-name="T17"> (from SIARD project </text:span><text:span text:style-name="T3">JdbcBase</text:span><text:span text:style-name="T17">),</text:span></text:p>
        </text:list-item>
        <text:list-item>
          <text:p text:style-name="P34"><text:span text:style-name="T3">sqlparser.jar</text:span><text:span text:style-name="T17"> (from SIARD project </text:span><text:span text:style-name="T3">SqlParser</text:span><text:span text:style-name="T17">),</text:span></text:p>
        </text:list-item>
        <text:list-item>
          <text:p text:style-name="P34"><text:span text:style-name="T3">antlr-runtime-4.5.2.jar</text:span><text:span text:style-name="T17"> (from ANTLR 4 project used by </text:span><text:span text:style-name="T3">SqlParser</text:span><text:span text:style-name="T17">),</text:span></text:p>
        </text:list-item>
        <text:list-item>
          <text:p text:style-name="P34"><text:span text:style-name="T3">enterutils.jar</text:span><text:span text:style-name="T17"> (from SIARD project </text:span><text:span text:style-name="T3">EnterUtilites</text:span><text:span text:style-name="T17">),</text:span></text:p>
        </text:list-item>
        <text:list-item>
          <text:p text:style-name="P34"><text:span text:style-name="T3">hamcrest-core-1.3.jar</text:span><text:span text:style-name="T17"> (from </text:span><text:span text:style-name="T3">Hamcrest</text:span><text:span text:style-name="T17"> project at </text:span><text:span text:style-name="T3">hamcrest.org</text:span><text:span text:style-name="T17">),</text:span></text:p>
        </text:list-item>
        <text:list-item>
          <text:p text:style-name="P34"><text:span text:style-name="T3">junit-412.jar</text:span><text:span text:style-name="T17"> (from </text:span><text:span text:style-name="T3">JUnit</text:span><text:span text:style-name="T17"> project at </text:span><text:span text:style-name="T3">junit.org</text:span><text:span text:style-name="T17">)</text:span></text:p>
        </text:list-item>
      </text:list>
      <text:p text:style-name="First_20_line_20_indent"><text:span text:style-name="T17">are copied to the </text:span><text:span text:style-name="T3">lib</text:span><text:span text:style-name="T17"> folder and added to the build path. The driver classes for </text:span><text:span text:style-name="T3">Postgres</text:span><text:span text:style-name="T17"> will extend classes in the project </text:span><text:span text:style-name="T3">JdbcBase</text:span><text:span text:style-name="T17">. The driver will make use of </text:span><text:span text:style-name="T3">SqlParser</text:span><text:span text:style-name="T17"> in order to present an interface that conforms to the JDBC 4 standard as well as the SQL 2008 standard. The test classes of the JDBC driver are </text:span><text:span text:style-name="T3">JUnit</text:span><text:span text:style-name="T17"> tests and will extend test classes in the project </text:span><text:span text:style-name="T3">JdbcBase</text:span><text:span text:style-name="T17">.</text:span></text:p>
      <text:p text:style-name="Hanging_20_indent">16 July<text:tab/><text:span text:style-name="T18">This journal </text:span><text:span text:style-name="T4">doc/journal/Development.odt</text:span><text:span text:style-name="T18"> is started.</text:span></text:p>
      <text:h text:style-name="Heading_20_1" text:outline-level="1">Installation of PostgreSQL Database Instance</text:h>
      <text:p text:style-name="P23">19 July<text:tab/>The Postgres database engine (Version 11.3, 64-Bit) was downloaded from <text:a xlink:type="simple" xlink:href="https://www.postgresql.org/download/windows/" text:style-name="Internet_20_link" text:visited-style-name="Visited_20_Internet_20_Link">https://www.postgresql.org/download/windows/</text:a>.<text:span text:style-name="T20"> The local instance on localhost with port 5432 contains a database "postgres". Its "root" user is "postgres" with password "postgres".</text:span></text:p>
      <text:p text:style-name="First_20_line_20_indent">Using pgAdmin4, the (Firefox-) browser is opened on the pgAdmin page. I set the master password to "pgAdmin".</text:p>
      <text:p text:style-name="P3">create user testuser with encrypted password 'testpwd';</text:p>
      <text:p text:style-name="P4">create schema testschema authorization 'testuser';</text:p>
      <text:p text:style-name="P5">A "Server" (connection) instance Test was created in pgAdmin with this database user.</text:p>
      <text:p text:style-name="P5">The JDBC Driver for the Postgres database was downloaded from <text:a xlink:type="simple" xlink:href="https://jdbc.postgresql.org/download.html" text:style-name="Internet_20_link" text:visited-style-name="Visited_20_Internet_20_Link">https://jdbc.postgresql.org/download.html</text:a> and copied to the <text:span text:style-name="T2">lib</text:span> folder of the project <text:span text:style-name="T2">JdbcPostgres</text:span><text:span text:style-name="T23"> and added to the </text:span><text:span text:style-name="T8">Build Path</text:span><text:span text:style-name="T23">.</text:span></text:p>
      <text:h text:style-name="Heading_20_1" text:outline-level="1"><text:soft-page-break/>Basic Extended Classes</text:h>
      <text:p text:style-name="Hanging_20_indent">25.07.2019<text:tab/><text:span text:style-name="T21">The new source class </text:span><text:span text:style-name="T6">postgres/PostgresSqlFactory</text:span><text:span text:style-name="T21"> extends </text:span><text:span text:style-name="T6">BaseSqlFactory</text:span><text:span text:style-name="T21"> and implements </text:span><text:span text:style-name="T6">SqlFactory</text:span><text:span text:style-name="T21"> in project </text:span><text:span text:style-name="T6">SqlParser</text:span><text:span text:style-name="T21">, because we will want to adapt the JDBC driver to standard ISO SQL:2008. Initially its implementation is empty.</text:span></text:p>
      <text:p text:style-name="P6">The new <text:span text:style-name="T23">source </text:span>class <text:span text:style-name="T2">jdbc/PostgresConnection</text:span> extends <text:span text:style-name="T2">BaseConnection</text:span> from project <text:span text:style-name="T2">JdbcBase</text:span> and implements <text:span text:style-name="T2">Connection</text:span> from <text:span text:style-name="T2">java.sql</text:span> (JDBC). Initially it implements a constructor with the wrapped connection as argument and the method <text:span text:style-name="T2">nativeS</text:span><text:span text:style-name="T7">QL</text:span><text:span text:style-name="T22">. This method uses the </text:span><text:span text:style-name="T7">PostgresSqlFactory</text:span><text:span text:style-name="T22"> to parse and format the given SQL statement.</text:span></text:p>
      <text:p text:style-name="P7">The new <text:span text:style-name="T23">source </text:span>class <text:span text:style-name="T2">jdbcx/PostgresDataSource</text:span> extends <text:span text:style-name="T2">BaseDataSource</text:span> from project <text:span text:style-name="T2">JdbcBase</text:span> and implements <text:span text:style-name="T2">DataSource</text:span> from <text:span text:style-name="T2">javax.sql</text:span>.<text:span text:style-name="T23"> It wraps a native </text:span><text:span text:style-name="T8">PGSimpleDataSource</text:span><text:span text:style-name="T23"> of the native Postgres JDBC driver.</text:span></text:p>
      <text:h text:style-name="Heading_20_1" text:outline-level="1">First Connection</text:h>
      <text:p text:style-name="P8">The new test class <text:span text:style-name="T2">jdbcx/PostgresDataSourceTester</text:span> implements JUnit tests of the methods in the source class <text:span text:style-name="T2">jdbcx/PostgresDataSource</text:span>.<text:span text:style-name="T24"> Previously we needed to add the </text:span><text:span text:style-name="T9">JUnit4</text:span><text:span text:style-name="T24"> library to the </text:span><text:span text:style-name="T9">Build Path</text:span><text:span text:style-name="T24">.</text:span></text:p>
      <text:p text:style-name="P9">We want the project to be usable by other developers with different setups of the Postgres database. Therefore we use the file <text:span text:style-name="T2">build.properties</text:span> to read the connection parameters from. This file is never checked into version control. However, a template called <text:span text:style-name="T2">build.properties.template</text:span> is part of version control and contains hints, how to configure the <text:span text:style-name="T2">build.properties</text:span>.</text:p>
      <text:p text:style-name="P10">The class <text:span text:style-name="T2">ConnectionProperties</text:span> from project <text:span text:style-name="T2">JdbcBase</text:span> is used to read the entries in <text:span text:style-name="T2">build.properties</text:span>. We need the JDBC URL of a connection to connect to a Postgres database. We find a description of its structure here: <text:a xlink:type="simple" xlink:href="https://jdbc.postgresql.org/documentation/head/connect.html" text:style-name="Internet_20_link" text:visited-style-name="Visited_20_Internet_20_Link"><text:span text:style-name="T25">https://jdbc.postgresql.org/documentation/head/connect.html</text:span></text:a><text:span text:style-name="T25">. Thus we create these entries in </text:span><text:span text:style-name="T10">build.properties</text:span><text:span text:style-name="T25">:</text:span></text:p>
      <text:p text:style-name="P31"><text:span text:style-name="T26">dbhost=</text:span><text:span text:style-name="T29">localhost</text:span></text:p>
      <text:p text:style-name="P30"><text:span text:style-name="T26">dbport=</text:span><text:span text:style-name="T29">5</text:span><text:span text:style-name="T30">432</text:span></text:p>
      <text:p text:style-name="P30"><text:span text:style-name="T26">dbinstance=</text:span><text:span text:style-name="T28">postgres</text:span><text:span text:style-name="T26"> </text:span><text:span text:style-name="T29">#</text:span><text:span text:style-name="T26"> </text:span><text:span text:style-name="T29">not</text:span><text:span text:style-name="T26"> </text:span><text:span text:style-name="T29">used</text:span><text:span text:style-name="T26"> </text:span><text:span text:style-name="T29">for</text:span><text:span text:style-name="T26"> </text:span><text:span text:style-name="T28">postgres</text:span></text:p>
      <text:p text:style-name="P30"><text:span text:style-name="T26">dbcatalog=</text:span><text:span text:style-name="T28">postgres</text:span></text:p>
      <text:p text:style-name="P30"><text:span text:style-name="T26">dbuser=</text:span><text:span text:style-name="T28">testuser</text:span></text:p>
      <text:p text:style-name="P30"><text:span text:style-name="T26">dbpassword=</text:span><text:span text:style-name="T28">testpwd</text:span></text:p>
      <text:p text:style-name="P30"><text:span text:style-name="T26">dbauser=</text:span><text:span text:style-name="T28">postgres</text:span></text:p>
      <text:p text:style-name="P32"><text:span text:style-name="T26">dbapassword=</text:span><text:span text:style-name="T28">postgres</text:span></text:p>
      <text:p text:style-name="P11">And with their help we create the connection URL in <text:span text:style-name="T2">PostgresDataSourceTester</text:span> as</text:p>
      <text:p text:style-name="P29"><text:span text:style-name="T26"><text:s text:c="2"/></text:span><text:span text:style-name="T31">// see https://jdbc.postgresql.org/documentation/head/connect.html</text:span></text:p>
      <text:p text:style-name="P30"><text:span text:style-name="T26"><text:s text:c="2"/></text:span><text:span text:style-name="T32">private</text:span><text:span text:style-name="T26"> </text:span><text:span text:style-name="T32">static</text:span><text:span text:style-name="T26"> </text:span><text:span text:style-name="T32">final</text:span><text:span text:style-name="T26"> ConnectionProperties </text:span><text:span text:style-name="T33">_cp</text:span><text:span text:style-name="T26"> = </text:span><text:span text:style-name="T32">new</text:span><text:span text:style-name="T26"> ConnectionProperties();</text:span></text:p>
      <text:p text:style-name="P30"><text:span text:style-name="T26"><text:s text:c="2"/></text:span><text:span text:style-name="T32">private</text:span><text:span text:style-name="T26"> </text:span><text:span text:style-name="T32">static</text:span><text:span text:style-name="T26"> </text:span><text:span text:style-name="T32">final</text:span><text:span text:style-name="T26"> String </text:span><text:span text:style-name="T33">_sDB_URL</text:span><text:span text:style-name="T26"> = </text:span><text:span text:style-name="T29">"jdbc:postgresql://"</text:span><text:span text:style-name="T26"> + </text:span><text:span text:style-name="T33">_cp</text:span><text:span text:style-name="T26">.getHost() + </text:span><text:span text:style-name="T29">":"</text:span><text:span text:style-name="T26"> + </text:span><text:span text:style-name="T33">_cp</text:span><text:span text:style-name="T26">.getPort()+</text:span><text:span text:style-name="T29">"/"</text:span><text:span text:style-name="T26">+</text:span><text:span text:style-name="T33">_cp</text:span><text:span text:style-name="T26">.getCatalog();</text:span></text:p>
      <text:p text:style-name="P30"><text:soft-page-break/><text:span text:style-name="T26"><text:s text:c="2"/></text:span><text:span text:style-name="T32">private</text:span><text:span text:style-name="T26"> </text:span><text:span text:style-name="T32">static</text:span><text:span text:style-name="T26"> </text:span><text:span text:style-name="T32">final</text:span><text:span text:style-name="T26"> String </text:span><text:span text:style-name="T33">_sDB_USER</text:span><text:span text:style-name="T26"> = </text:span><text:span text:style-name="T33">_cp</text:span><text:span text:style-name="T26">.getUser();</text:span></text:p>
      <text:p text:style-name="P30"><text:span text:style-name="T26"><text:s text:c="2"/></text:span><text:span text:style-name="T32">private</text:span><text:span text:style-name="T26"> </text:span><text:span text:style-name="T32">static</text:span><text:span text:style-name="T26"> </text:span><text:span text:style-name="T32">final</text:span><text:span text:style-name="T26"> String </text:span><text:span text:style-name="T33">_sDB_PASSWORD</text:span><text:span text:style-name="T26"> = </text:span><text:span text:style-name="T33">_cp</text:span><text:span text:style-name="T26">.getPassword();</text:span></text:p>
      <text:p text:style-name="P12">And we test the connection with</text:p>
      <text:p text:style-name="P33"><text:span text:style-name="T26"><text:s text:c="4"/></text:span><text:span text:style-name="T34">_dsPostgres</text:span><text:span text:style-name="T26">.setUrl(</text:span><text:span text:style-name="T33">_sDB_URL</text:span><text:span text:style-name="T26">);</text:span></text:p>
      <text:p text:style-name="P30"><text:span text:style-name="T26"><text:s text:c="4"/></text:span><text:span text:style-name="T34">_dsPostgres</text:span><text:span text:style-name="T26">.setUser(</text:span><text:span text:style-name="T33">_sDB_USER</text:span><text:span text:style-name="T26">);</text:span></text:p>
      <text:p text:style-name="P30"><text:span text:style-name="T26"><text:s text:c="4"/></text:span><text:span text:style-name="T34">_dsPostgres</text:span><text:span text:style-name="T26">.setPassword(</text:span><text:span text:style-name="T33">_sDB_PASSWORD</text:span><text:span text:style-name="T26">);</text:span></text:p>
      <text:p text:style-name="P30"><text:span text:style-name="T26"><text:s text:c="4"/></text:span><text:span text:style-name="T32">try</text:span><text:span text:style-name="T26"> { </text:span><text:span text:style-name="T34">_conn</text:span><text:span text:style-name="T26"> = </text:span><text:span text:style-name="T34">_dsPostgres</text:span><text:span text:style-name="T26">.getConnection(); }</text:span></text:p>
      <text:p text:style-name="P30"><text:span text:style-name="T26"><text:s text:c="4"/></text:span><text:span text:style-name="T32">catch</text:span><text:span text:style-name="T26">(SQLException </text:span><text:span text:style-name="T35">se</text:span><text:span text:style-name="T26">) { </text:span><text:span text:style-name="T27">fail</text:span><text:span text:style-name="T26">(</text:span><text:span text:style-name="T35">se</text:span><text:span text:style-name="T26">.getClass().getName()+</text:span><text:span text:style-name="T29">": "</text:span><text:span text:style-name="T26">+</text:span><text:span text:style-name="T35">se</text:span><text:span text:style-name="T26">.getMessage()); }</text:span></text:p>
      <text:p text:style-name="P12">The successful test proves, that the connection to the database could be established.</text:p>
      <text:h text:style-name="Heading_20_1" text:outline-level="1">Creating the Driver</text:h>
      <text:p text:style-name="P13">Next we create the wrapped JDBC driver instance which will be used by the <text:span text:style-name="T2">DriverManager</text:span>. The new source class <text:span text:style-name="T2">jdbc/PostgresDriver</text:span> extends <text:span text:style-name="T2">BaseDriver</text:span> of the project <text:span text:style-name="T2">JdbcBase</text:span> and implements <text:span text:style-name="T2">Driver</text:span> from <text:span text:style-name="T2">java.sql</text:span>.</text:p>
      <text:p text:style-name="P13">We need to implement the method <text:span text:style-name="T2">register</text:span> from the <text:span text:style-name="T2">BaseDriver</text:span> class. This makes sure, that previously loaded <text:span text:style-name="T36">instances of the native Postgres </text:span><text:span text:style-name="T11">Driver</text:span><text:span text:style-name="T36"> are replaced by this one in the </text:span><text:span text:style-name="T11">DriverManager</text:span><text:span text:style-name="T36">.</text:span></text:p>
      <text:p text:style-name="P14">Finally we implement the methods <text:span text:style-name="T2">acceptsURL</text:span> and <text:span text:style-name="T2">connect</text:span>.</text:p>
      <text:p text:style-name="P15">Next the test class <text:span text:style-name="T2">PostgresDriverTester</text:span> is implemented. It is largely a copy of <text:span text:style-name="T2">DriverTesters</text:span> of other JDBC projects for SIARD. It makes use of the connection parameters in the <text:span text:style-name="T2">build.properties</text:span> again. Running it yields some property information about the connection.</text:p>
      <text:p text:style-name="P16">This is a good time to add a <text:span text:style-name="T2">services</text:span> folder under <text:span text:style-name="T2">META-INF</text:span> and create a text file there with name <text:span text:style-name="T2">java.sql.Driver</text:span> and content <text:span text:style-name="T2">ch.admin.bar.siard2.jdbc.PostgresDriver</text:span>.</text:p>
      <text:h text:style-name="Heading_20_1" text:outline-level="1">Basic <text:span text:style-name="T2">Statement</text:span> <text:span text:style-name="T37">and </text:span><text:span text:style-name="T13">DatabaseMetaData</text:span><text:span text:style-name="T37"> </text:span>and <text:span text:style-name="T41">testing </text:span><text:span text:style-name="T14">Connection</text:span></text:h>
      <text:p text:style-name="P17">We add the source class <text:span text:style-name="T2">jdbc/PostgresStatement</text:span> which extends <text:span text:style-name="T2">BaseStatement</text:span> of the project <text:span text:style-name="T2">JdbcBase</text:span> and implements <text:span text:style-name="T2">Statement</text:span> from <text:span text:style-name="T2">java.sql</text:span>. Initially we just implement a simple constructor:</text:p>
      <text:p text:style-name="P25"><text:span text:style-name="T26"><text:s text:c="2"/></text:span><text:span text:style-name="T31">/*------------------------------------------------------------------*/</text:span></text:p>
      <text:p text:style-name="P25"><text:span text:style-name="T26"><text:s text:c="2"/></text:span><text:span text:style-name="T38">/** constructor</text:span></text:p>
      <text:p text:style-name="P25"><text:span text:style-name="T38"><text:s text:c="3"/>* </text:span><text:span text:style-name="T39">@param</text:span><text:span text:style-name="T38"> stmtWrapped statement to be wrapped.</text:span></text:p>
      <text:p text:style-name="P27"><text:s text:c="3"/>*/</text:p>
      <text:p text:style-name="P25"><text:span text:style-name="T26"><text:s text:c="2"/></text:span><text:span text:style-name="T32">public</text:span><text:span text:style-name="T26"> PostgresStatement(Statement </text:span><text:span text:style-name="T35">stmtWrapped</text:span><text:span text:style-name="T26">, PostgresConnection </text:span><text:span text:style-name="T35">conn</text:span><text:span text:style-name="T26">)</text:span></text:p>
      <text:p text:style-name="P25"><text:span text:style-name="T26"><text:s text:c="4"/></text:span><text:span text:style-name="T32">throws</text:span><text:span text:style-name="T26"> SQLException</text:span></text:p>
      <text:p text:style-name="P28"><text:s text:c="2"/>{</text:p>
      <text:p text:style-name="P25"><text:span text:style-name="T26"><text:s text:c="4"/></text:span><text:span text:style-name="T32">super</text:span><text:span text:style-name="T26">(</text:span><text:span text:style-name="T35">stmtWrapped</text:span><text:span text:style-name="T26">);</text:span></text:p>
      <text:p text:style-name="P25"><text:span text:style-name="T26"><text:s text:c="2"/>} </text:span><text:span text:style-name="T31">/* constructor */</text:span></text:p>
      <text:p text:style-name="Standard"/>
      <text:p text:style-name="P17"><text:soft-page-break/>This entails the implementation of <text:span text:style-name="T2">createStatement,</text:span> <text:span text:style-name="T2">prepareStatement</text:span> and <text:span text:style-name="T2">prepareCall</text:span> in <text:span text:style-name="T2">PostgresConnection</text:span><text:span text:style-name="T40"> which return wrapped </text:span><text:span text:style-name="T12">Statement</text:span><text:span text:style-name="T40"> instances, normalizing the input SQL statement first.</text:span></text:p>
      <text:p text:style-name="P18">Similarly we add the source class <text:span text:style-name="T2">jdbc/PostgresDatabaseMetaData</text:span> which extends <text:span text:style-name="T2">BaseDatabaseMetaData</text:span> of the project <text:span text:style-name="T2">JdbcBase</text:span> and implements <text:span text:style-name="T2">DatabaseMetaData</text:span> from <text:span text:style-name="T2">java.sql</text:span>. In this class too, we just implement a simple constructor:</text:p>
      <text:p text:style-name="P26"><text:span text:style-name="T26"><text:s text:c="2"/></text:span><text:span text:style-name="T31">/*------------------------------------------------------------------*/</text:span></text:p>
      <text:p text:style-name="P25"><text:span text:style-name="T26"><text:s text:c="2"/></text:span><text:span text:style-name="T38">/** constructor</text:span></text:p>
      <text:p text:style-name="P25"><text:span text:style-name="T38"><text:s text:c="3"/>* </text:span><text:span text:style-name="T39">@param</text:span><text:span text:style-name="T38"> dmdWrapped database meta data to be wrapped.</text:span></text:p>
      <text:p text:style-name="P27"><text:s text:c="3"/>*/</text:p>
      <text:p text:style-name="P25"><text:span text:style-name="T26"><text:s text:c="2"/></text:span><text:span text:style-name="T32">public</text:span><text:span text:style-name="T26"> PostgresDatabaseMetaData(DatabaseMetaData </text:span><text:span text:style-name="T35">dmdWrapped</text:span><text:span text:style-name="T26">)</text:span></text:p>
      <text:p text:style-name="P28"><text:s text:c="2"/>{</text:p>
      <text:p text:style-name="P25"><text:span text:style-name="T26"><text:s text:c="4"/></text:span><text:span text:style-name="T32">super</text:span><text:span text:style-name="T26">(</text:span><text:span text:style-name="T35">dmdWrapped</text:span><text:span text:style-name="T26">);</text:span></text:p>
      <text:p text:style-name="P25"><text:span text:style-name="T26"><text:s text:c="2"/>} </text:span><text:span text:style-name="T31">/* constructor */</text:span></text:p>
      <text:p text:style-name="P18">Now we can add the method <text:span text:style-name="T2">getMetaData</text:span> to class <text:span text:style-name="T2">PostgresConnection</text:span> which returns a wrapped <text:span text:style-name="T2">DatabaseMetaData</text:span> instance.</text:p>
      <text:p text:style-name="P19">Now we can start testing this version of <text:span text:style-name="T2">PostgresConnection</text:span>. We create in test the JUnit test class <text:span text:style-name="T2">PostgresConnectionTester</text:span> which extends <text:span text:style-name="T2">BaseConnectionTester</text:span> of the project <text:span text:style-name="T2">JdbcBase</text:span>. This implements simple tests of all methods of the JDBC interface <text:span text:style-name="T2">Connection</text:span>. So, after having established the connection parameters, we can run the Tester class.</text:p>
      <text:p text:style-name="P20">A first run of the tests only reveals the method <text:span text:style-name="T2">createArrayOf</text:span> as problematic. Apparently this is not implemented in the native driver. (It does not claim to be compliant.)</text:p>
      <text:p text:style-name="P20">This leads to the question, how we shall implement the complex data types UDT and Array. According to the <text:a xlink:type="simple" xlink:href="https://www.postgresql.org/docs/9.2/datatype.html" text:style-name="Internet_20_link" text:visited-style-name="Visited_20_Internet_20_Link">documentation of the Postgres data types</text:a> the array type exists for the Postgres DBMS.</text:p>
      <text:p text:style-name="P20">But before we start on arrays, we are interested in handling the simple data types first.</text:p>
      <text:h text:style-name="Heading_20_1" text:outline-level="1">Testing DatabaseMetaData and establishing the data type map</text:h>
      <text:p text:style-name="P20">For this purpose we create the JUnit test class <text:span text:style-name="T2">PostgresDatabaseMetaDataTester</text:span> in test which extends <text:span text:style-name="T2">BaseDatabaseMetaDataTester</text:span> of the project <text:span text:style-name="T2">JdbcBase</text:span>. This also inherits simple tests of all methods defined in the interface.</text:p>
      <text:p text:style-name="P35">We implement the test of <text:span text:style-name="T2">getTypeInfo</text:span> in this class to print all native types in the database. <text:span text:style-name="T42">The result is copied to a spreadsheet </text:span><text:span text:style-name="T15">doc/journal/TypeInfo.ods</text:span><text:span text:style-name="T42"> and used as a basis for establishing a data type map from Postgres data types to SQL:2008 data types and the other way around. (We shall not override </text:span><text:span text:style-name="T15">getTypeInfo</text:span><text:span text:style-name="T42"> to conform to the SQL:2008 </text:span><text:soft-page-break/><text:span text:style-name="T42">standard, because the standard ISO data types are always the same and therefore known.)</text:span></text:p>
      <text:p text:style-name="P36">We implement the enum <text:span text:style-name="T2">postgres/PostGresType</text:span> which lists all Postgres data types which we expect to encounter in a Postgres database table together with the SQL:2008 data type which we will use to represent this type.</text:p>
      <text:h text:style-name="Heading_20_1" text:outline-level="1">Native Test Database</text:h>
      <text:p text:style-name="Hanging_20_indent">29.07.2019<text:tab/>We want to create a test database with tables and all possible native types that can be encountered in Postgres databases.<text:span text:style-name="T43"> This will help making sure that all column types are reported correctly in the method </text:span><text:span text:style-name="T16">getColumns</text:span><text:span text:style-name="T43"> of </text:span><text:span text:style-name="T16">DatabaseMetaData</text:span><text:span text:style-name="T43"> and that their values are retrieved correctly in the </text:span><text:span text:style-name="T16">get-</text:span><text:span text:style-name="T43"> methods of </text:span><text:span text:style-name="T16">ResultSet</text:span><text:span text:style-name="T43">. The test database will be reestablished for each JUnit test in order to guarantee the same database state each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 style:font-family-generic="roman"/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 style:writing-mode="page">
        <style:tab-stops/>
      </style:paragraph-properties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1cm" fo:margin-right="0cm" fo:text-indent="0c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twig Thomas</meta:initial-creator>
    <meta:creation-date>2019-07-16T11:02:52.189000000</meta:creation-date>
    <dc:date>2019-07-29T15:59:02.258000000</dc:date>
    <dc:creator>Hartwig Thomas</dc:creator>
    <meta:editing-duration>PT1H58M2S</meta:editing-duration>
    <meta:editing-cycles>17</meta:editing-cycles>
    <meta:generator>LibreOffice/5.1.3.2$Windows_x86 LibreOffice_project/644e4637d1d8544fd9f56425bd6cec110e49301b</meta:generator>
    <meta:document-statistic meta:table-count="0" meta:image-count="0" meta:object-count="0" meta:page-count="6" meta:paragraph-count="98" meta:word-count="1499" meta:character-count="10672" meta:non-whitespace-character-count="9203"/>
  </office:meta>
</office:document-meta>
</file>